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1a9" officeooo:paragraph-rsid="000251a9"/>
    </style:style>
    <style:style style:name="P2" style:family="paragraph" style:parent-style-name="Standard">
      <style:text-properties officeooo:rsid="000251a9" officeooo:paragraph-rsid="0002d188"/>
    </style:style>
    <style:style style:name="P3" style:family="paragraph" style:parent-style-name="Standard">
      <style:paragraph-properties fo:text-align="center" style:justify-single-word="false"/>
      <style:text-properties officeooo:rsid="000251a9" officeooo:paragraph-rsid="000251a9"/>
    </style:style>
    <style:style style:name="P4" style:family="paragraph" style:parent-style-name="Standard">
      <style:text-properties fo:font-size="13pt" officeooo:rsid="000251a9" officeooo:paragraph-rsid="000251a9" style:font-size-asian="13pt" style:font-size-complex="13pt"/>
    </style:style>
    <style:style style:name="P5" style:family="paragraph" style:parent-style-name="Standard">
      <style:text-properties fo:font-size="13pt" officeooo:rsid="000251a9" officeooo:paragraph-rsid="0002d188" style:font-size-asian="13pt" style:font-size-complex="13pt"/>
    </style:style>
    <style:style style:name="P6" style:family="paragraph" style:parent-style-name="Standard">
      <style:text-properties fo:font-size="13pt" officeooo:rsid="0002d188" officeooo:paragraph-rsid="0002d188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2d188" officeooo:paragraph-rsid="0002d188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officeooo:rsid="000251a9" officeooo:paragraph-rsid="000251a9"/>
    </style:style>
    <style:style style:name="T1" style:family="text">
      <style:text-properties style:text-position="super 58%"/>
    </style:style>
    <style:style style:name="T2" style:family="text">
      <style:text-properties officeooo:rsid="0002d188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3pt" style:font-size-asian="11.3500003814697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02d188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Boutillier</text:span> <text:span text:style-name="T4">Giovani</text:span></text:p>
      <text:p text:style-name="P4">28 rue wicardenne</text:p>
      <text:p text:style-name="P4">1<text:span text:style-name="T1">er</text:span> étage </text:p>
      <text:p text:style-name="P4">62200 Boulogne Sur Mer</text:p>
      <text:p text:style-name="P6">Tél : 0771713827</text:p>
      <text:p text:style-name="P6">giovani62200@gmail.com</text:p>
      <text:p text:style-name="P1"/>
      <text:p text:style-name="P1"/>
      <text:p text:style-name="P1"/>
      <text:p text:style-name="P3"><text:span text:style-name="T3">Expériences</text:span> <text:span text:style-name="T3">professionnelles</text:span> </text:p>
      <text:p text:style-name="P1"/>
      <text:p text:style-name="P1"><text:span text:style-name="T5">2015-2016<text:tab/><text:tab/><text:tab/><text:tab/>Cuisinier au restaurant rapide Le Riad à Boulogne sur <text:tab/>mer</text:span> </text:p>
      <text:p text:style-name="P1"/>
      <text:p text:style-name="P4">2013-2015<text:tab/><text:tab/><text:tab/><text:tab/>Différentes mission <text:span text:style-name="T2">d’intérim</text:span></text:p>
      <text:p text:style-name="P1"><text:tab/><text:tab/><text:tab/><text:tab/><text:tab/><text:tab/><text:span text:style-name="T5">- Ouvrier de marée à Capitaine Houat</text:span></text:p>
      <text:p text:style-name="P1"><text:tab/><text:tab/><text:tab/><text:tab/><text:tab/><text:tab/><text:span text:style-name="T5">- </text:span><text:span text:style-name="T6">Contrôleur</text:span><text:span text:style-name="T5"> qualité à CPS(Sous-traitant Valéo)</text:span></text:p>
      <text:p text:style-name="P1"><text:tab/><text:tab/><text:tab/><text:tab/><text:tab/><text:tab/><text:span text:style-name="T5">- Ouvrier de marée à Norway Seefood</text:span> </text:p>
      <text:p text:style-name="P1"><text:tab/><text:tab/><text:tab/><text:tab/><text:tab/><text:tab/><text:span text:style-name="T5">- <text:s/>Ouvrier de marée à Packopal</text:span></text:p>
      <text:p text:style-name="P1"/>
      <text:p text:style-name="P1"><text:span text:style-name="T5">2011-2012<text:tab/><text:tab/><text:tab/><text:tab/>Animateur stagiaire à l’Espace Louis Blanc</text:span> </text:p>
      <text:p text:style-name="P1"/>
      <text:p text:style-name="P4">2011<text:tab/><text:tab/><text:tab/><text:tab/><text:tab/>Stage découverte</text:p>
      <text:p text:style-name="P4"><text:tab/><text:tab/><text:tab/><text:tab/><text:tab/><text:tab/>-Développement Social <text:span text:style-name="T2">Éducatif</text:span></text:p>
      <text:p text:style-name="P4"><text:tab/><text:tab/><text:tab/><text:tab/><text:tab/><text:tab/>- Magasin Olympik</text:p>
      <text:p text:style-name="P1"/>
      <text:p text:style-name="P1"/>
      <text:p text:style-name="P1"/>
      <text:p text:style-name="P3"><text:span text:style-name="T3">Formations</text:span> <text:span text:style-name="T3">professionnelles</text:span> </text:p>
      <text:p text:style-name="P1"/>
      <text:p text:style-name="P5">2011-2012<text:tab/><text:tab/><text:tab/><text:tab/>Brevet Professionnelle de la <text:span text:style-name="T2">Jeunesse</text:span>, <text:span text:style-name="T2">de l’éducation <text:tab/><text:tab/><text:tab/><text:tab/><text:tab/><text:tab/>populaire et des Sport (BPJEPS)</text:span></text:p>
      <text:p text:style-name="P2"/>
      <text:p text:style-name="P6">2010<text:tab/><text:tab/><text:tab/><text:tab/><text:tab/>Appui a l’élaboration du Projet Professionnel (AEPP) </text:p>
      <text:p text:style-name="P2"/>
      <text:p text:style-name="P2"/>
      <text:p text:style-name="P7">Divers</text:p>
      <text:p text:style-name="P2"/>
      <text:p text:style-name="P2"><text:span text:style-name="T6">Permis B en cours</text:span><text:span text:style-name="T2"> </text:span></text:p>
      <text:p text:style-name="P6">Informatique</text:p>
      <text:p text:style-name="P2"><text:span text:style-name="T6">Sport</text:span><text:span text:style-name="T2"> <text:s/></text:span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3:28:43.524996120</meta:creation-date>
    <dc:date>2016-11-08T14:34:15.294452057</dc:date>
    <meta:editing-duration>PT11M1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04" meta:character-count="801" meta:non-whitespace-character-count="644"/>
  </office:meta>
</office:document-meta>
</file>